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7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3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37"/>
    <style:style style:name="ce5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04"/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37"/>
    <style:style style:name="ce17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fake" table:style-name="ta1">
        <table:table-column table:style-name="co1" table:default-cell-style-name="ce15"/>
        <table:table-column table:style-name="co2" table:number-columns-repeated="3" table:default-cell-style-name="Default"/>
        <table:table-row table:style-name="ro1">
          <table:table-cell table:style-name="ce13" office:value-type="string" calcext:value-type="string">
            <text:p>NER</text:p>
          </table:table-cell>
          <table:table-cell table:style-name="ce18" office:value-type="string" calcext:value-type="string">
            <text:p>Label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ona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inal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ah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n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rnal da Glob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íri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aquim Barbos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echa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í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oogl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ribo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ngman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rancis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sabel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ru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oltair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u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l do 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V Record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... 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nAm Pos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túlio Ne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berto Marin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ig Broth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ela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obocop Gay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ítio de Atiba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ginald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lube Milit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ilton de Carval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indbergh Faria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CJ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éc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ocê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nald 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lma Zezé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ropean Urology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o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b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Mujic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sesperad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ir Mace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tican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ã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#@$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ily Expres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 53 m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ternacion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auí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uqu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içã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ocha Lour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ily Ma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drigo Rocha Lour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Cabra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tido dos Trabalhadore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esl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érci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UCA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nte: Correio Brasiliens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bert Einste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AVE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ad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ssunç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ário do Pod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agg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s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écio Nev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ssis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G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rrei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úss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etano Velos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éc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enf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écio Nev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ood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!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B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ddel Vieira Li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tto Warmbi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RÁ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drigo Pil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ilyMa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nteg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lar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ondr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iso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o Di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ospital Sírio Libanê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oc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ís Eduardo Magalhães(DEM-B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nd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i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d Boy?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ã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içã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 Islâmi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iz Fux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lma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rcisio Vieira de Carvalho Ne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uro Jard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pud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air Bolsona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esley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pirador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azet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‘João Trabalhador’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dar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ungr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icar pres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p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B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exandre Mora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tican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N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nner: Boa noite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a-Famíli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nh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lube Milit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Públi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ssessoria de Imprensa da Prefeitura de São Paul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dvogado-Geral da Uni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ne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 PEC do 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écio Nev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sto Ipirang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ugênio Arag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rnal Hoje em D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m Portug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áudio Humber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L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ber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"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 dos Deputa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B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trícia Carval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tagonis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ribo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onh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esley Batis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u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tagonis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sso Jereissat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ck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ristovam Buarqu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uzzFeed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drigo Ma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drigo Lour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mirados Árab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zend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éc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iz Mo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ceboo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ênc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s Armad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va o Edir Mace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te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esley Batis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LEITOR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ribo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écio Nev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lmar Mend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BS-Fribo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ármen Lúc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 Diário do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MEDIATAMEN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hhh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B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esl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u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éc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ily Ma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ony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Washington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g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ta Notari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bio Far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sa Letíc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de Sísmica Nacion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drade Gutierrez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tedral de 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ir Messias Bolsona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putinik New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c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?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ca Maldit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overno do Espírito San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ndayExpres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KCN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ste Europeu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nezuel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uerra da Coré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ewsAu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ona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or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n Jon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ácio do Planal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srae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CJ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Su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be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to Duqu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e Independen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1 Brasíl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Álcoo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T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lma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da Defesa da Rúss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ily Ma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úss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 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stad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Wonsan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 da Sil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N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S$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yman al-Zawahr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ood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Legislativ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nald 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úss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cífi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u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dre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u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éo: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mpeachmen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N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inh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SS Carl Vinso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in Lade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él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SS Carl Vinso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 Uni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p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ego Amori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drigo Ma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oscou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ciana Boiteux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lsic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 nuclear da Coréia do Nort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pel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heresa Ma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rã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gela Merk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u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manda Nunes Brückn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to Rova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gunda Guerra Mundi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lacyr de Morae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tagonis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ily Ma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ér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crân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SI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YouTub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NU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ut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 Lista de Furna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olari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 Uni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hnso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 Terceira Guerra Mundi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rud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breu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rkoz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har Assad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vank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 PODERÁ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NALD 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NU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drigo Constanti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 desculpe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tonio Anastas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reio Braziliens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istez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n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Época Express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dut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ffman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idelix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ego Amor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1 Acr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Zé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idade Administrativa de BH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cel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ung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y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-Jato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RGENT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i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nd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ss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V Vila Vel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Civil de Minas Gerai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feitura de Santo André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missão de Transporte da 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BF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witt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br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stoÉ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rabén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reio Brasiliens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delaid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G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AÇÃ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 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i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a Internacional da Síndrome de Dow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DV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e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tagonis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ndNew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 New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reito Pen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u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ím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lvorad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iz Pereira Li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impl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gunda Guer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eak Bul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mbrae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tores de telefon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NDE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bra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raldo Alckm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am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a da menti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nistro da Justiç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B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urício Lima da Vej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no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iqu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B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g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-MINISTR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nt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a Esport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itl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gurança \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míl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vista 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anh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bra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anal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to Gro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a Esport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rnal da Cidade onlin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ntasma da Lava-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ula?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rroristas de la patr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ocurador Geral da Repúbl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elo Odebrech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ército Brasileir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uto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eis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Zona Norte do R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vem Pa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e Mirro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ne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íz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nald 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ocuradoria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lvado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torn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or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ão Sant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elo Odebrech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ácio do Planal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fadez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ccar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.co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rge Vi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legacia da Mulh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braç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úss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legacia da Mulh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safio 3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liseu Padil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á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U CARÁTER!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monas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Públic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lot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vem Pa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lifórn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 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OU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hu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rabéns Eduardo Paes!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S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llo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oadcast Político do Estad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vista IstoÉ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rnav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rraç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N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US ABENÇO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ona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i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ção Penal Privad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der Judiciár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lação do Fim do Mun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F-1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pa do Mun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ição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tonio Callon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onsan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tagonis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 New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inhe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A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África Aust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offol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abriel Mascarenh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 Port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 Port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gurança 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ico Buarqu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choe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feitura de Vitór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feitura de Vitór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 Calheir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ach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eguranç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entro Médico da 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industanTime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tafol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pórter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egue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ntativa de prender Lul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is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V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 Patrã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ona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cham Ellakki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eira Fran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 D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ibunal de Justiç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ragra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ituto Lul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ni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anal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ninas do Jô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terio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elo Odebrech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ngu 9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ã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rge Fernan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prema C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onico &amp; Tinoc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ário Sérgio Cortel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Carlos Bumla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Zik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i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P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stoÉ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stoÉ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tônio Ped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: Tratad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terior do Méxic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ário Sérgio Cortel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lchio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?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ik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itl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áudio Melo Fil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ily Ma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S$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s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P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smar Rodrigu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P-MA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opa de Choqu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mpo de Ma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ituto Lul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u rui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ori Zavasck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 Port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tiba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enip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G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greja Mundi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ancis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QU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lar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mpo de Ma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King Ai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ís Guilherme Andrad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SO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él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 Carmen Lúc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ISTEM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 New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J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J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ancis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irulip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azeta Mercant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 New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ori Zavasck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mplexo Penitenciária de Caicó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Milit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ir Bolsona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póstolo Valdemi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brig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ell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ano de Seguranç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ubin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 New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emanjá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H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missão de Direitos Humano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 New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s Armad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árc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cretaria da Segurança Pública de SP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hil Plai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du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ha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ertanej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J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si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 Uni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at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ate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uce Willi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Grande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pe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uarda Municip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ugusto Cur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247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da Saúd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dem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anh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ór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ichard Vieira Borg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LIS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s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ór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iag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nath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elo Li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J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cretári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er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Épo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exandr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OU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dem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átria do Evangelh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r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berto Novaes de Andrad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cluído pela Le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ap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écio Nev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gui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D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içã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ódigo de Processo Penal Brasilei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úzi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bo Fr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irir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glater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ova York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as Gerai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ceboo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aPimente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ltu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 de <text:s/>São Paul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H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deBrasil.ne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ix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ocuradoria Geral de Justiça de Minas Gerai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de 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dil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dre Lé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Kamu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ancis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s Armad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íz Inác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ah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esl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cif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drigo Jano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n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pa Alexandre V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log do Paulin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e Wel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sina de Belo Mon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Genoí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G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BSURD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grej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s Armad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BAIX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ttp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 Justiç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o 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ílvio Sant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nsino Religios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iqu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 Nacion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cessõ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prem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Q.I. de Jô Soares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berto Carl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ibunal Superior Eleitor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corda Marina Sil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al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áudio Dant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9" calcext:value-type="currency">
            <text:p>R$ 9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o 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mílio Odebrech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r. Dani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aleu ST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riado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Custo Brasi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Civi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lson Rodrigu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nistra Cármen Lúc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prem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lberg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po de Bombeiro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im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husainov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rfei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mag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nd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eira Fran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 Feder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onardo de Oliveira Be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ime dos Anj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LOMBI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lar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itânicoThe Su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nix Lorenzon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 e Cidadan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vi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écio Nev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ív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MI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verton Roc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sele Arthu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apecoen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ódigo Penal de 1940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 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 Calheir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os Tiempo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usch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reio Brasiliens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pach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derso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ssa New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Milit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ário Sérg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ário do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p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os Angel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va Cub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ily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BRTeleco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sagradáv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BC New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IM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lvado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.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oss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riss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mpe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I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ennedy Alenca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illar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 700 m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DEIA NELE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tagonista Claúdio Danta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interne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tm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ily Ma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ín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hhh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G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liseu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ily Ma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oro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talhã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nd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r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ro da Cultu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rei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RGENTE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reitos Human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 Vu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ng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analto preocup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 de Abuso de Autoridad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RGENT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mpos dos Goytacaz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 Port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terio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uríc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aneta Ter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focando do SB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I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va Sérgio Mo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drigo Ma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 chega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GV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ed 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N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nald 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rem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rone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tinez Mashabl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ça de Queiroz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úss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ei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o da Suki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pLin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o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onica Iozz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cel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lluminat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tagonis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lvira Savi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undação Clinto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ad Pit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ilysta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eltr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dicinal Chemistry Communication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log doPaulinho le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e Su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‘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anspet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u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V Fol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úss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quen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Mujic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yma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lmar Mend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rviço de Radiodifusão da Inglater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D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ger Staubach Fortu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gência Brasi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TA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’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winsk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 Calheir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a República do Brasil ?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eará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rganização do Tratado do Atlântico Nort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inal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tagonis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tendeu Ren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rabéns Minist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m pra cá O que qu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re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EVEREI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r. Mathe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s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RGIO MO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 Calheir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witt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ário do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is Cláud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 Uni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pa Francis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ssa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ência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 no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ão Sant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heç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nal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itan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ew Time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de 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o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redit Suiss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et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feitura de 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RCRI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cord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T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io Parada Du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iv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reio Braziliens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ciden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erveró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berto Carl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láv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isp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eu Carolin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Alba Branc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Wi-F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ário do Pod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EF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él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vet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 Uni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udu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ladmir Put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lafa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feitos das Cidad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avar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occ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cíd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JUF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Kontic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ór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públ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 Feel Like Wom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ristina Kirchn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y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gnal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QU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rganização das Nações Unid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lha de S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í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drez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ba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NDE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occ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occ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enário do 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NDE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l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ver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solv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ming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lírio Beb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Carlos Bumla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pa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breu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 Rouane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berto Morei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geli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venue Foch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árcia Fernand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21" calcext:value-type="currency">
            <text:p>R$ 21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ódigo Penal Brasilei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túl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ordes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 Eleitor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ário do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Milit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c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lane Neubarth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MPORTANT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witt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ni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PI"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so Cun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ova Ordem Mundi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áud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e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2016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exandre Garc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úcio Funa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tagonis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mília Trap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sis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lan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lta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v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os Valér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tido dos Trabalhadore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sa Civ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sa Civ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iquiatri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átima Bernard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Greenfield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vert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eg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R Soar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dd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anessa Graziot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lmar Mend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witt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ílv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iqu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NDE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c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-Presiden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wandowsk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v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os 79 anos entre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?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nn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inquedinho Xing-Ling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illia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men Luc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to Fu ...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ndigá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rbos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 Rousseff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ietê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Grande do Su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 184 bilhõe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Genoí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áti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máz Turban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 Dá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ula ?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lma 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V 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wandowsk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nf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nitenciári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a Supre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m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 Antagonis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itu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uarujá-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pa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ndbergh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eis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tubaín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iado Caia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TEMB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no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QUI SOU EU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wandowsk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naldo Caia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aness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ego Amor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ra Breta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Áfr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Gonçalves da Vej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l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ário do Nordes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ô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 Complementa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ig Broth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ND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 Rousseff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iago Braz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l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ís Cláud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#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irir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alv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loys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urél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kémon Lesa-Pátr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mes Feige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ário do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hhh Lavilleni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toch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içã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B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la Olímp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 55.000 ?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iag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uno Cassal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íngua Portugues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eta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 dos Deputa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icardo Lewandowsk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S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Glob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as Toffol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is Cláud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ust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HC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ílvio Luiz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iag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lipe Mou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gério Mical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dra Pê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ux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A DILM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rtal Manchett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limpíada da Era Modern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aquim Baronge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berto Velos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limpíada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-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rnal Globo/ Ext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prem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iz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al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ituto Politécnico Nacional do Méxic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a Temer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exandre de Mora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RGEN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rnand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attat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 da Sil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ência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estre 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ndbergh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cretar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ônica Bérgam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rielli Cont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tá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lvira Savi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rnando Bitta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i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diciár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í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uter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Mau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ristin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ISTÓRIA DESTE PAÍS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NÚNC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LH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inh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o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ér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AS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frodite Zeger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planad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mitê Organizado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2016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s Armad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ustrá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B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dore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g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la olímpic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prem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ll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ustrá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G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da Saúd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10" calcext:value-type="currency">
            <text:p>R$ 10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or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gério Faria da Sil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mola de Estad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ni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eni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a do Rosár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ura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ir Bolsona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 Nacion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LI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ova York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py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atin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a da Repúbl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po de Bombeiro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ospital das Forças Armad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urqu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na Favela da Maré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vista ISTOÉ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RIMES COMUN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M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íbl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esidente Erdog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ír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rto Alegr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ENTE IA CITANDO NÚME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i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lip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rmen Luc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públ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ris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ch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am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a Mar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ceit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auman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ss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uro José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rto Alegr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ral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aúj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ber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wandowsk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rê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anal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rnando Henriqu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ona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anh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rba Iscariot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ansparênc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C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S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olex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brigado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Su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termine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trícia Carvalho de Brasíl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á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g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da Cultu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ição Feder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llagn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termine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ocuradoria Geral da Repúblic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chado-Joseph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rto de Marie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tiba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lipe Heiderich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B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lauber Brag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creto 6.514/2008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pud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m canal de TV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rto Alegr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tiba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cretaria Especial da Agricultura Familiar e Desenvolvimento Agrári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pa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í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ona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tran de Goiá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oianés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ajuru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éric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mpanhei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eticismo Polític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vista 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írio Parisot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na 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ladimi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iz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exandre Fro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nco Santande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 Uni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sguar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na 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as Toffol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valin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Queiroz Galv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el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rcha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k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ibaU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ona Gleis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ão Vaccari Ne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"águ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eis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rdade Polít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elso Dani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lasting New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3" calcext:value-type="currency">
            <text:p>R$ 3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ilherme Gonçalv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lipe Moura Bras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ônica Sant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erveró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MENTÁRI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ulo Bernar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ladimi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exandre Fro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chado da Transpet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 de Alago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lha de S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IQUE AQU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lipe Luchete do CONJU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Civ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iz Se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ulo Bernar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i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rmstädter Ech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ist Softwar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ocurador da Repúblic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usa Gom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 New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CELÊNC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uizz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rente Povo Sem Med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lar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m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F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REÇÃ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andi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gência Brasi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ch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a Famíli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MA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dicina Veterinár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letrobrá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TC Engenhar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\nConclav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G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ie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ORAE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rmando Bagun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ie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stoÉ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 12 mil e R$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cha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anspet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v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á bom?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urico Gaspar Dut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anspet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tiba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 Cox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-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enário do Suprem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chthofen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 de S.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a Simon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omiscuidad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b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Cardos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cha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G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prema C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ixei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o Antonio Vil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cr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acha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a Amél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de Filippi Junio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lipe Moura Bras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letrobr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RGENT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naí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B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erveró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BC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G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R-15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illi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ão Henriqu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ituto Lul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shi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gério Cezar de Cerqueira Leit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ily Ma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elu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y Boy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erveró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rfei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cíd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bian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 Cafezinho: R$ 124 m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rnal da Cidad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otícias de Última Ho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FRAMA <text:s/>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Luiz Date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rrichel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mag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municaçõe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lipe Moura Bras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rge Vi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ique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BSTRUÇÃO DA LAVA-JA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ment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vidênc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o Pinhei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nezuel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-P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Zezé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ul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vei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anspet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tin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derson Me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mposto de Rend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tta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cretário de Govern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Sarn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ugusto Nun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irir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ias de Souz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Públic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7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elo Odebrech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anspet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tónio Guterr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 Rouane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ONST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NAN – Te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rn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samar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í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or: R$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-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ND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ergia Edson Lob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V Record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cá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-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-Jato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rro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elo Horizon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apá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lávia Hele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 Rouane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otel Plaza Athne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gol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Questionamo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-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da Cultu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rmácia Popula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C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prem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 ou B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da Educaç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drade Gutierrez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ssociação Brasileira de Imprensa AB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rnal da Cidade onlin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debrech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arnes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 Calheir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nco Cent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em Exercíci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v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ldir Maranh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itadinh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guardem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ército de Caxi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anh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E do Maranh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 Rouane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V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u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rnaldo ?!?!?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úl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GU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MPEACHMEN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ni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ármen Lúc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eisi!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Eduardo Cardoz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ldir Maranh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doz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n Calheir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tendeu Delcíd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eis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Álvaro Di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limpíadas de Copa do Mun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pro Zavasck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be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DIC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BF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éc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i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públ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NJ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elho de Ética da Cas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ndbergh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érica Lat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eronáutic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ano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XX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iro Gom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odovia Régis Bittencour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radent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3" calcext:value-type="currency">
            <text:p>R$ 3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log do Tupan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S-CUR-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ência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a Capriglion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Y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drigo Jano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ão Vaccari Ne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nse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Zé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elo Mon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reio Braziliens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an Wylly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ição Feder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lsona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OX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hia Notíci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irir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nat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içã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C-RJ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lobal Xico Sá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rgem Mar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rg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anal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Zan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-SIL-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ies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ancisco Dornell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otícias Política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?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ílv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rintia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los Sampa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ó-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NU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witt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o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ig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içã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as Rua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nrique Font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ácio do Planal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Genoí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lasting New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d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i Fontou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le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G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íz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MPRENSA VIV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ado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ckie Ch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ulo Malu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ác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lif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ficial da Reserv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ército Brasileir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Públic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lma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quado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os Valér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indicato dos Prátic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 fro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ís Roberto Barros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OBIDADE ADMINISTRATIV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oste Alckm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ór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ei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ácio do Planal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í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ituto Liberal de 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ORTUNIDAD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uciano Ayan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ssará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INIÃO Pesso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sagrande &amp; Sócrate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públ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V Record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mach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ovimento dos Trabalhadores Sem-Ter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COLHEU NAD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ossiê P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nezuel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rnando Piment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ceit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sa Letíc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mor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rso Gen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efe da Casa Civ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quado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N AUGUS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edil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ublico.p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o 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PD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ÍDE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nião Europei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-Maio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prem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s Armad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Zavasck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3" calcext:value-type="currency">
            <text:p>R$ 3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e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cretaria de Segurança Pública de São Paul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prem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us te prot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i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a 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juf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eis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pública de 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i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iz Inácio Lula da Sil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ácio do Planal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ão Bernardo do Camp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ltu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sa Civ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 e Lul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 New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dvogado Taiguara Fernandes de Sous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távio Azeve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 dos Deputa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BG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el Sant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der Judiciári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IB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umla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ábio Luiz Lula da Sil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 Assist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itu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s Armadas Brasilei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-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Kyo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ANA HAUBER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nezuel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cretaria Estadual de Educaçã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!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tia Seabra da Fol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ola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reio Brasiliens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públ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 Port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uto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-Presiden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Públic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s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érci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air Bolsona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NU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ico Anys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 de 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is Cláud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ão Sant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cídio do Amara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bra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diciár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s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ques Wagn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icardo Boecha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berto Teixei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urício Silva Leit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spinafr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ército Brasileir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lli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sa Web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Civil e Milita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ocê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tiba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maro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tiba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sa dos Polític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lvaro Di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und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BAIX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gliacc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dação Ter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ily Ma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N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ceboo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 de S.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eg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lar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H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ÉPO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rei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da Cultu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edes aegypt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4" calcext:value-type="currency">
            <text:p>R$ 4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rceu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ZA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220" calcext:value-type="currency">
            <text:p>R$ 220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G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 Antagonis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s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NU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 New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oogl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n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acional do Transp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bile E Sistem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naldo Caia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inthian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inthian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urn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uarujá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sa Legislativ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nha Casa Minha Vid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ário do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ão?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is Cláud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ton Ishi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omotor Douglas Chegur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dva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anhã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sa Civ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les Azeve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s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mpo Grand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li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ed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peração 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i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OÇ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Carlos Bla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os Angel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inaldo Azeve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lmar Mend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ed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í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mbeir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rop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u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te brasilei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los Eduardo Ferreira Pin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ubens Bue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ceit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ropo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raldo Alckm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offr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M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tran-DF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tah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Zelot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SB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rra da Cantarei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1" calcext:value-type="currency">
            <text:p>R$ 1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rgulho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mart Fi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ld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írio Libanê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hhh meu Pa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wissinf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Zona Leste de 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manda Bras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unik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tican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Grande do Su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Co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mborghin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mpartilh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í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vet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dre Teres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olange Guede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ctor d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ngevix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B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 – lin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10" calcext:value-type="currency">
            <text:p>R$ 10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iz Inácio Lula da Sil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gência Brasi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ilhante Ust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corda Marina Sil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C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ceboo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LLO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istema de Seleção Unificad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rnambu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uriti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-MG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rnando Baia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durte de Barros Duarte Fil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élio Sil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vista Épo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v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rnal OTemp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 Uni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us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640548924" calcext:value-type="currency">
            <text:p>R$ 640.548.924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triót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F-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HAZ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livei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távio Augus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osa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onardo Barre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oluntári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niversidade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ublico.p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r. Enéias Carnei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úd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uca)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RLAND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caembu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ênc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– É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úb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mm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gnorânc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GV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da Defes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eir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egócios Estrangeir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í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gé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iqu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Zuckerberg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inard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io Kosel Filh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RBA PARA ESCOLA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is Inác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ceit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stiça Eleitor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ão Bernar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azôn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 – a Liberdad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SEDUCAÇÃO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-C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umla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Wikipéd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Ser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CLAM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ão Conteúd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alista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ona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lo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D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cond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niversidade de Barcelon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SP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uang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erveró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oia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ancisco Everardo Oliveira Silva Deputado Federal 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er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imentoriu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anal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 Câma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lipe Mou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esidente 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C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ssei 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 Nacion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c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Público Eleitor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iscila Chamm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ituto Lul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Genoí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aúj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milla Ucker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lanço Geral da TV Record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J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ceit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rnal da Ciênc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rto Alegr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l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stoé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witt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rist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gos Olímpicos de 2016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rge Kajuru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morando do juiz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lações Exterior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nerg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cíd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 Naval Chines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ori Zavasck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u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 Uni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ui Falcão Presidente Nacional do P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stor Cerveró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ait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uy Falc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cídio Amara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ário do Pod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and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omsk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har al-Assad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ris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da Defesa russ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Kremli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7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247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MU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lúmbia Britân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Temp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247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átria Amada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lip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rragem da Samar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sso Jereissat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Doc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|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reador do P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átria Amada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 dos Deputa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bam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gunda Guerra Mundi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r da Republica Magno Malt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B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p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700" calcext:value-type="currency">
            <text:p>R$ 700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ona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eradora Samarc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"ág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 Nacion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ut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do Planejamen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rei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OST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pating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 de Min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thur Chi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DB-MG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-153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icardo Boecha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c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rversão"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idade Alert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RGENT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taúb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mar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Milit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New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ODA VIVA da Tv Cultu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F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Quai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5" calcext:value-type="currency">
            <text:p>R$ 5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zend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gg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ino Uni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erci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F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 Centro Su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ém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a Famíli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o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lma Rousseff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oduto Interno Bru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ancis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públ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aiz Cidadanis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 Centro Su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v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l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uro Marcond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ce16" office:value-type="date" office:date-value="2014-10-01" calcext:value-type="date">
            <text:p>01/10/1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í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onia Abra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públ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cend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rem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tônio Conselhei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trobr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greja Metodist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ão João del Re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tanases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átria Amada Brasil).E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-R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érci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E SU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cion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a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tiba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 Dr. Parn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Youtub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rónica Aylló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ármem Lúc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isbo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 Fol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F-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rmacolog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érias em famíl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ceboo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voris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riel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óprio Rodrigo Jano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divinhe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scave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exig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ff Pos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é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mocionante: Jove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aça Neg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uro Jard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lson Rodrigu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gnaldo Sil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ia do Rosári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iz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zend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V Folha *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M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erican New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C-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ke Penc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bop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ssis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fúc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ão José do Rio Pre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nday Expres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NU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ix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de 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nchone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how de bol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nezuel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rnando Henrique Cardos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V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lumenau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ilm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n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 São Paul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b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ul McCartn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wer Poin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N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ossiê Cayma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ck Gregor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ientolog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Q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HC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icamo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ancis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ceit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dro Ucza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ituto Lul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ocê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equi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p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ciency Dail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assu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euroscienc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na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o Privilegi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F-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RF-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gilant AC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retas Já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iempos profétic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-PB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magin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e Su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d Dog: Inside the Secret World of Muammar Gaddaf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ce17" office:value-type="currency" office:currency="BRL" office:value="25000" calcext:value-type="currency">
            <text:p>R$ 25.000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oldo Murá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rupamento de Bombeiro Milita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lexander Matsego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n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greja da Inglater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Zuckerberg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n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nd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ynold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"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ilipin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va-Ja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uislind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Que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nadá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har Taba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mplexo de Bangu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ácio do Planalt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ccentur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S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ona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Wefood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oria da Conspiraçã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r. Lill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rviço Secre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ílv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 ...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Zuckerberg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lluminat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nday Expres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LOT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N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lm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elho dos 13 famíli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Wikileak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bert Einste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ogu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tesia: The Revelations of Dr Richard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ir Bolsona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ral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gres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log Sofá de Pobr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arros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inaldo Azeve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o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eus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nid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Cabra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hhh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ncont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I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sé Dirceu" Barros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ni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nday Expres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ran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ap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S-24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ni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BB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eg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Cos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reen Beret of the United States Army Special Force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ee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 Uni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cretaria de Educação do Acr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g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nião Soviétic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bra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l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anal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neral da reserv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ário do Brasi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ancisc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erican crime story: People v. O.J. Simpso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 Serei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lania fak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ingapu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ão Dór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dade Méd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mith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3ª Guerra Mundi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par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glater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nald 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 de Recolha de Document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de 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lescpectado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niversidade de Leiceste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Walcy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r. Boecha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na Franci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iag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-MG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ug Gotterb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nife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ais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BC New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inha e Aeronáutic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utub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 Uni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SD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ddad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gnoll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r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ceboo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eta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esidente 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mba H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rr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Youtub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ão Vaccari Net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ckm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ce14" office:value-type="currency" office:currency="BRL" office:value="120" calcext:value-type="currency">
            <text:p>R$ 120,00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nn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gim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ias JJ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.A.M.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spond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manda Nunes Brückn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Lix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ox Popula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erramentas Blog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ojac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LIS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ientist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xl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nça dos Famos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ociedade Milit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exandre Garc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o Civ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de 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ot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ily Ma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ililov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nday Expres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nchet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HC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z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lley Abreu Batis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udo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s Veg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S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nald 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P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iomund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ice Coop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PD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elo Freix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send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nilad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de 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stagra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trícia Carval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neral Mourã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illiam Bonn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ghtning Bolt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nniga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g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é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an Vani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trícia Carval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Militar do Estado de São Paulo’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B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O PRIVILEGIAD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ór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dré Estev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eticismo Polític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mpo de Ama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tican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V Cultur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on Jae-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nalh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xecutiva Nacional do 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iang Zhihong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prem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oubanê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uventude de Mamanguap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udo Cos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laymobi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rta de Palocc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olyn Anderson MD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içã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el 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tados Unid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‘talagadas’ de uísqu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rientações de Planeamen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ana de Gal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eing E-4B Nightwatch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usiness Insid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rto Ric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e Telegraph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v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uter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WP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ér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drug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ch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celo Bret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S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errar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SE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lma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bra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ulo Chag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hhh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rem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BCnew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nezuel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nedict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u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iz Fux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P do M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 Pesquis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gunda Guerra Mundi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brigado Claudinh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u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 Lacerd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chi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ailySta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mirante Nakhimov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eij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uerra da Coré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F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ily Mai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omingo Espetacula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g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j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ag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agram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itut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éo Di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send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cretaria Especial de Comunicação Social da Presidência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e Su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rça Marce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Yoshihide Sug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eing 737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te Fil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zana Vieir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an Wylly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7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esl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Xi Jinping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raqu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ergei Ryabkov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rm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dida Provisóri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lórid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dependen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witte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aul Cast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MDB-MG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esl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esle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DP?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t Lauderdal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l-Qaed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locc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arcela Teme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alee Carus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I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itt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nday Expres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amos lá Janot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séria = Mort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braço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uter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e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e Mirror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F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I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va Jat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 Lul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inz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ílv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TI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Youtub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pa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ladmir Put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gmund Freud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nald Trump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rop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ganç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BC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rnal Em Temp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gime Milita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r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Dilm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ropean Heart Journ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otícias da TV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g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ori Zavasck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Su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apã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ua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Yonhap New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lsn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e Sun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wel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átima Bernarde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epúbl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uli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é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ssit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efilim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íl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Jornal da Cidade onlin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m Jon-u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Kuwai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elho de Étic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ná Porta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ONU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ju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rabén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los Eduar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nde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iqu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ãe Jo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ad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Kin Jong-un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nal de TV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ente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uarujá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KC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S$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trick Swartz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W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olsona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ospital Maggior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nilo Gentili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tercep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elinda Bondarenk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li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ONEA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ssa Senhora Aparecid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 Marquis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áb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magin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occ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sidência da Repúblic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ong Kyeong-Do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ulo Silvi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nstituição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UO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Campo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crev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ll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ni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e Mistery of Freemasonry Unveiled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Zezé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es Darwin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eir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stagra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ih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é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elico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ieber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tin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Su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anta Casa de Misericórdia de Porto Alegr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yongyang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Quên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NTI-P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âmara Municipal de SP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feitura de Campina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hin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éo Dias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l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lto Comando Militar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nad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oreia do Norte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ÉTICA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olícia Federa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U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uam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África do Su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ince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Espanh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du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eisi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ér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tiba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recisamo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House of Cards Brazi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yongyang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Público te pega Valdemi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Washington Post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ças Armada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ortalez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s descobertas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lácio do Jaburu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ad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TO 1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uracão Katrina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TF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stell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erican Airlines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SDIARI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trícia Carvalh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lobo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Venezuel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ladimir Cos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varisto Cost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mazing People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he Mirror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erviço de Inteligência Nacional da Coreia do Su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Washington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vi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Tiriric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MW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A ou B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BC Brasil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duardo Cunh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Independen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acebook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Fui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elfast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Lago Su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Ministério Público Federal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so do Mensalã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Sumam do bair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un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$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audineia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País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chorro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Nova Zelândia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CARA!</text:p>
          </table:table-cell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ucá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l Chorrille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Brasil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YPFB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érgio Moro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visibility="filter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LO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adberry</text:p>
          </table:table-cell>
          <table:table-cell office:value-type="string" calcext:value-type="string">
            <text:p>PER</text:p>
          </table:table-cell>
          <table:table-cell table:number-columns-repeated="2"/>
        </table:table-row>
        <table:table-row table:style-name="ro1" table:number-rows-repeated="104497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rue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ER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'Naira Trindad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 de Direi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co Aurélio Mel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PA dos Mananciais do Córrego Guariro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at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Willia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an Orlando Hernánde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P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arava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a Áfr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aquel Dodg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s Buñue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mbódro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sidente da Repúblic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oadway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nton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xérci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rcelo Mill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P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adeia Pública de Benf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duardo Cunh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c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rga Omn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oinhos de Ven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dson Fach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Inácio 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ua Doutor João Ebol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app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berto Sá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liseu Padil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stri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cíf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F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orto Aleg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lberto Zacharias Tor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pública do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sa Bran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Índ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ergip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rupo Glob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ungman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20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arlos Li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taramaty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helip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 Dirceu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olí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élg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ldor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o Trabalh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is Cláud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incipia Discord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idelix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gresso da Associaçã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imb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eddel Vieira Li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eirell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lexand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odrig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ivaldo Fil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láv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gresso Nacio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B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IC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a 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&amp;F.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vem Pan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lácio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ôn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en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Hemilly Brenda Gonçalves de Oliv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tuto do Estrangeiro de 1980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cola Superior de Agricultura Luiz de Queiroz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etrobr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Zona Oes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í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mentário no Jornal Eldorado da Rádio Eldorado – FM 1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MDB-MG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m Senhor Muito Velh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eyma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una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lanal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Universidade da Virgin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ármen Lúc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sa Civi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xcelsa C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SI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lain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ei 11.196/05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Hartung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ino Uni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rlat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ebra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Edson Fach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s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ND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Universidade de Rowa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du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lma Roussef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E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nstituto de Criminalística do \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achin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ã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Zé Dirceu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nistério Público Eleito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erman Benja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urger King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Herman Benja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ria Therez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ro da Secretar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SDS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nstagra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Havaí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ré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rederico Pacheco de Medeiro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lius Ba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ran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í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ma História do Samb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LOG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ord Ranger LT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HC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ernando Henriqu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èb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cotland Yard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públ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premo Tribunal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im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gra dos Rei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ernard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CBM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ntonio Palocc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achi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errell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upremo Tribunal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nistério Público Fede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B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B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rino DÂnge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ris Orland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eio Ambient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premo Tribunal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D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anco do Brasi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U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ibunal de Justiça do Rio Grande do Nort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B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cretaria de Comunicação Social do Suprem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lobo de abri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olsa Famíli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ocantin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é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limpíad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nstituiçã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DB-MG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ernando Rei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duardo Brag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eu trabalh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IO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r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ne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é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kk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M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rocuradoria-Geral do 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UÇA: ‘T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é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Zagal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B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peração Patmo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esley Bat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lácio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av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 Glob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ENÚNCIA S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ilmar Mend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am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auren Mah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é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-SO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ait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itula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yongyang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ELAÇÕE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ic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ônica Mou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Público Feder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éto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sidente 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WhatsApp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CD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r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X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ia Augu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locc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PH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Ki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gos Olímpicos de Inverno de PyeongChang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uro de Berlim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risa Letíc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sanne Bauman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xército da Coreia do Su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GBT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US$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Kim Jong-u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públ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xecutiv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yongyang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Kim Jong-U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ent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Ki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trobrá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is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ergio Avelled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rtido dos Trabalhadore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dependênc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Kim Yong-cho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auru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ll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urqu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rã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vem Fl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uperior Tribunal de 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Kim Jong-u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Kim Jong U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a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ceit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rquidiocese de Belé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rganização Mundial de \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ederação Paulista de Ska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mér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dré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norama Internacional Coisa de Cinem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yongyang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pírito San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hil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ulino José Soar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plexo Prisional de Aparecida de Goiân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trobr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ustiça Federal de Curitib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iu-jitsu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selho de Seguran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egião 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ap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públ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strito Nav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drigo Ma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le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yeongchang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s Tonin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diciá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ceano Pacíf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atafol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una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cífico Ocident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atur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rump?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e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rime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sa Bran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bamacar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Ki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azen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ailând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eu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inp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ohae da 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Yulita Ata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Kim In Ryong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ustrá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bert Eihor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Kim Jong-u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valiam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xecutiv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FP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I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rque Permanente de Exposiçõ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B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or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ut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Áfr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o Trabalh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uaruj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 do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úss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í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 Roussef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uhan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ils Palestras e Evento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nselho d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onald 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úss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urasia Grou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UFB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odrigo Rollemberg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hi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Órg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S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egislativ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imone Bil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elebraç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ean Wylly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drigo 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utsider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ri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ei Complementar 64/1990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locci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ivaspla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itó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V Glob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lm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locci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y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aqu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roli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ortug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ouisvill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‘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ch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DB-RJ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 Tribunal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efes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D-B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be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eyro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olsona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rac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peração Cui Bon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orças Armad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av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rnal Anhanguer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eirell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rande Nat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olsona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xecutivo e Legislativ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hina Teleco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mece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MDB-R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D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stituiç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ncheste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sa Civi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‘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usarell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aça XV de Novemb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sé Ser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e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TERIAL COMPLE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orças Armad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radig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nistério da 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arne Fra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í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ilson Alves Ribei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Iná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Iná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ndréa Ne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segu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sa Civ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ach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erior Tribunal de 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achi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N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mentário no Jornal Eldorado da Rádio Eldorado – FM 1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missão de Orçamento da Alerj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anta Catari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zã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ocuradoria-Geral do 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ciano Augusto Bonilha Leã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orças Armad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nteg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ernando Rei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B-S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evidência Soci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usudan-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 100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av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sinha Matheu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olsona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uno César Lorencin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sc Pinheir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V Anhangue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ap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uní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 do Jap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lê Aiyê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ão Vaccari Ne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or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i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abriell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S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S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icto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efesa Nelson Jobi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eirell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icto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nidos de Padre Migue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dinho 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icto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olia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egislativ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gresso Nacio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anot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MDB-C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ino Donagg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 Augusto Ferreira dos Santo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ordenação de Política para a Diversidad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Will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r Condicio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er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rso de Our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witte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risti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hiago Daniel de Almeida Foga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dmar Gonzag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ava Jato de Curitib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ilberto Carval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entário no Jornal Eldorado da Rádio Eldorado – FM 107.3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dur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loi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uto-Tun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aio-X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ivr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 Tribunal Regional Federal da \n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loboNew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aixa terap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lexandre de Mora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G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gresso Nacio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duar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Herman Benja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alyson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éo Pinhei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u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strit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ni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mentário no Jornal Eldor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mentário no Jornal da Eldor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ilmar Mend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rande Vitó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LT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Ônibu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overno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selho de Éti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duardo de Souz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p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ribunal Regional Fede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ubens Feitos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ranger thing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ibunal Regional Fede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nistro interino da Defes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o Grande do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uso Aleg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oa noite!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lácio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ireito Romano in dubi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ria Letíc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unhoz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rocuradoria Geral da Repúbli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Álvaro José Galliez Novi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epúbl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írio-Libanê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berson Pozzobo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 Públic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ô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TI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ilv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diciá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diciá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icolas Sarkoz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ik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cha Acústica do Teatro Castro Alv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rupo 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olklóric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cos Jorge de Li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trobrá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M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ale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 Glob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eronáuti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Noss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Wil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ustavo Arruda Mace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eirell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 do Planejamen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euman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itê Ri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istrit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drima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ebo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r. Roberto Kalil Fil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r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Maklou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r. Roberto Kalil Fil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rande 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ribunal de 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peração Desvio Cer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Itá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imar Azere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abriela Munho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V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G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smar Rodrigu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m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ão Santa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J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WhatsApp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RS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epúbl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 Bran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Vale do Paraí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elo Horizon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rupo Cao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eroporto Domodedov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mando Tripartite de Seguranç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udiciá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ngladesh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B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reddie Mercur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oiân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bin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o 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rnal Nacion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eor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edde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 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tapipo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inásio do Ibirapue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tarinense de Faxi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jeto Música no Parqu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aça dos Pomb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T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peração Ri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paj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t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lha de Condena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 Militar do Rio Grande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G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udson Teix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emônio de O Exorcist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ecretaria de Administraç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loboNew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rlamentar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Washington Ferr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ia Laura Canineu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o Interio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 Bran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‘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ágino Al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nitenciári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arret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pan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Zona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gência Nacion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orça Armad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azen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BI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ria Augusta Ramo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edde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vilhão Rogério Coutinho Madrug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orça Aére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aked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l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iz de Fo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aniel Cerqu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gião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N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xecutiv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enitenciária 1 de Tremembé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gama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ão Döria J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esus Cris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 Criminal Márcio Sérgio Christi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tor de Comunicaç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ristiano Camapu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aixada Fluminens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ora Teme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c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acc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olí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 Municipal de Presidente Pruden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o Trabalh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rupo 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ga Net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ilas do Atlânt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op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Netun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CU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Hél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aul Jungman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r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S$ 1.061.650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Zélia Lúcia barbosa Mor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po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mazon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onia Brag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st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esidente da Repúblic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ac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rugua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perior Tribunal de 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ebi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G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cretari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oroca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stituto de Segurança Públi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c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ferência do Cli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sé Aparecido Batista Cardos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rquidiocese de S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tonio Trajano da Roch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s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ndré Luis Reis Santa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Wesle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G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-C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asa Civ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ralamas:”Entre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t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o Par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niz Costa Junio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Herman Benja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trobr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eino Uni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strit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N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enrique Eduar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ssembleia de Deu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I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Wellington Moreira Franc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ilma Roussef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inlând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GT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peração Zelote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 Pabll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‘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ia Lúc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beirão Pre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DB-MG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refeitura de 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Eduardo da \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lio Moss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issão de Constituição e Justiça do Senad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stituiç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Nail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olari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V Glob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cola Municipal de Educação Infantil de Itapetining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stituiç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lvado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celo Odebrech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nh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locc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‘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gião Seridó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ortug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ngenhar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olíci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curadoria Ge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W: Na noite da eleiç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 360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í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Felipe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ena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nan Calheiro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drigo 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orenzoni de Lorenzett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na Caroli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rande 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hristian Figueire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sp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eb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a 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ão Paulo Gi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B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.O.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é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Zona da Ma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vald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aliz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elipe Jonna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ralimpíad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EI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rthu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ainha do Céu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DB-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ORA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é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tá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onil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elé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PS-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gundo a Secretaria Municip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MDB-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MDB-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lenby S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Washingto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allegran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diciá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omingo d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 Islâmic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lu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ádio do Pacaemb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‘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 186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ormação da Literatura Brasileir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RU Airpor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esle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orças Armad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ospital da Universidade Central de Carac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MEI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afé Lam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u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Herman Benja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eddel Vieira Li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B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CJ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ana de Oliv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ays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x-Presidente da Repúblic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mentário no Jornal Eldorado da Rádio Eldorado – FM 10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edde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s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exit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úchk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se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arw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 Tribunal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públ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Zimnyaya Vishn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ernando Nogueira da Co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iv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rlos Andreott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xta-feir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heat Cod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cretaria deste Juíz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eage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yntia Galvã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rrence MacNall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ldor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ações Unid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evantamento do 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h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rguiç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ernando Segov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 Público Estadual do 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ric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lauco da Costamarqu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ão Santa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cinha —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rgunte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I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riell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stituiçã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ssociação Pró-Divin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ilma Roussef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o Grande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Ki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ockhol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niversidade da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ta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lácio do Alvora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lck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boço de Psyché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undação Oswaldo Cruz Cláudio Maierovitch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árcio Medeiro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o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pírito San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ernan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plexo da Maré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ibunal Regional da 4ª Regi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ba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onald 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gião Metropolita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niversidade Federal de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esidência da Repúblic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cíf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troChin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eroporto de Viracop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l-America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posta de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Wel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eorge Cardos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entro de Treinamento e Reeducaç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EC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sha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ova York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our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rto Velh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o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oldfaj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ei de Acesso à Informaç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anta Cas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xergi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che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ã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DB-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BC Brasi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rviço Nacional de Meteorologia dos EU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V2017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o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rack Oba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 Tribunal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orto Aleg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ármen Lúc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ei de Ficha Limp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mba do Crioulo Doi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unin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arcotráf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emedeb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ikolas Cru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enedicto Júnio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lão Ver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allisne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 Lei é Para Tod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ogér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mentário no Jornal da Gazeta da Rádio Gazeta – FM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cAfee Associat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epúbl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witte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Nordesti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esle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N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nstituto de Segurança Pública do Ri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áb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ck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lter do Ch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ventud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rlos Drummond de Andrad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ão Carlos Hollan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hi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 do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ulo Pimen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cnologia Digital Ltd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on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N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grej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ei de Cota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-S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itória 10.000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o Divã do Gikovat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ssist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bastiã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ardi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laneta Atlânti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nton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rmãos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ristina Mauton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embro-m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lafa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s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ashar Al-Assa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esley Bat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T-RJ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gião Nordes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JTV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cia Frigg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umla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nitenciária Agrícola de Mon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a Taba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ni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aview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strit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emitério da Quarta Para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e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ilas do Atlânt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missão de Éti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opagand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 Federal do Paraná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olí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nteg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tióp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err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ndicad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arreir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gor Romário de Pa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iência Política da UFMG Mara Tell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érgio Cabr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ong Young-Mo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RS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esus Cris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ulo Malu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óru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ulist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ribun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erli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oiân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 Civil Hélder Lauri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olícia Civil do Rio Grande do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raça Fost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B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Quietu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sidênc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V Glob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iz Cláud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nindé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rgip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st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nd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rque Vista Aleg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N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 +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líp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strit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lácio do Jabur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pública Federativ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s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Que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nue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lexandre de Mora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urop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tonio Palocc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urop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isz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motor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ndrad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leis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Zé Mineir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G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egislativo fluminens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ármen Lú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nsino Médi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B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eatrice V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TUALIZAÇ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pan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ovimento Brasi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urqu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EM-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mpanha do Agasalho 2018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livei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Zani Cajuei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UTI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ewandowsk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cardo Sau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pública da África do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Wenny Campo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celi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nofr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 vag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etrobr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osângela Magalhã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ulin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ría Gi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. A-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s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elipe Recon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panem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lác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dib Abdoun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minho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nora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o Trabalh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T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ake new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ora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eremia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tônyo Jorge Ferreir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‘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leman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asso Jereissat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aixada Santis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stagra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ã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sis Vitória Al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nesc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sé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lling Stone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Karla Ismaragda Franc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esquisa Nacional do Abor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lgu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ntinuaremo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eio-Oes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rticulação 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nglish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lanejamen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entro de 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lberto Fujimor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indolfo Collo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ernando Coelho Fil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Índice de Massa Corpor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Vestuário Meias de Compress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o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uvidoria Geral de Polícia da Secretaria de Segurança Públ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sidênc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heatro NE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Vitória da Conquis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c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olícia Civil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apaç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M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raíso do Tuiuti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avid Cornwel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TI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hú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irir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urqu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ia Tereza Peregri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d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trobrá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co Ruff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elha Calçad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aça a América Grandiosa Novamente: Impeach Trump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ani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bo F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ilber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oriv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olíci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U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éx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teu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ovimento dos Trabalhadores Rurai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ssociação Brasileira de \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Uni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utru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cia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aul Jungman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iário Oficial da Uni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 Secretar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erdei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ia Beltrã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cin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ciano Huck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nstituto Lul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DP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vis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clamaçõ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nicam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rceiro Reich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Zona Sul de 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NS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P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amou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az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demg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ondr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am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é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nstituto Brasileiro de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entro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reito Pe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NG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Huveneer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ald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F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N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Uf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À CPI da JB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raná Carli Filho —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uaruj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ova Orlean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ESTIVAL D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egue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N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nistério Público Feder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noel Catarino Peró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IL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eraldo Alck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ando Militar do Les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peraç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ntônio Palocc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loriano Pesa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aléria Aragã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PT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ís Roberto Barros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esembargador João Pedro Gebran Ne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beca Mendes Silva Leit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ldor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rra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ori Zavasck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rupo de Inquéritos do ST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nstituto Lul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rinh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JTV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apucaí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ent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uxel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ni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a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ansport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ric Seb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arra Mans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rbos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rupo BR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órum Mundial da Ág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aça Miam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cretaria de Govern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í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odoro Poppovic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ú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P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io Cas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orç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Zona Centro-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Katia Martinell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om Dia Santa Catari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N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ul de Min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helipe Douglas Al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rnambu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oogl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oder Executiv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missão de Diversidade Sexu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rganização Panamerican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í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edida Provisória 699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mazon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ine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nistério do Esport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celo Crivel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ldorado 6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a Defes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rcelo Alons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venida Atlânt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una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 Civ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liakim Araúj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ro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ila Kennedy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 49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etr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ormig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cupe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B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&amp;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eman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uaruj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lauco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ilton Bicudo Luiz Carlos Merten Roberto Santucc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drigo Rocha Lour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Inspe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ngresso Nacio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ábio Luí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oste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sculin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oss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ichola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scar de Melho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aland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ocurado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tônio Co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m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uaruj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esidente 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ristian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l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 368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Que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 de 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Ku Klux Kla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iro Gom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esa Diretor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ão Augusto Rezende Henriqu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 Dirceu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ber anuncia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lisaldo Carlin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ast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oçambiqu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trobr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rei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África do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stitu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dil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mar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olíci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ane Dod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M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D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ess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rivel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erli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 La nave va?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oder Executiv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lia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ntiago de Veg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cretaria Estadual de Saúd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ndre Gazol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tey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icha Limp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olyanna Vilano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pa do Mundo da carn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olha de S.Paul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âmara 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usa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elso Vilard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ladys das Ne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cretário Estadu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rça-feira Haise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anspetro José Antôn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potif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ulo Bernar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au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strit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selh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-Teme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UFG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celo Mill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 Eugênio do Amaral Souz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C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ich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na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heç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ro de Estado do Trabal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té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Qu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hevrolet Montan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ia Internacional da Mulhe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Klienfeld Services Ltd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Quadrilh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c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cellus Ferreira Pin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ducaç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L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Nelson Luis Oliv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upremo Tribu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edric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MDB-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plana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. Pau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c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seph Anthony Pep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ármen Lú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Queiro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uaruj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G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así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ádio de Charlot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inha paz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io Par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do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árcy Ve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cei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nder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upremo Tribu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ão Santa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EC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ítio de Atiba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mero Jucá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é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gov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ceit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e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enezuel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curado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gunda Tur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oliana Bagatini Cha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ia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eca Tat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side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n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ixa Econômica Fede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Walth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ix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Venezuel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c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T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enrique Eduardo Al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Zan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IB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uno Apolinár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e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 da Transpar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zidora for urbanizad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undaç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an Francis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ran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grama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ibunal Superior Eleito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éssica*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ndrea Ne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onald 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stituiç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écio Ne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Wesley Bat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osco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nfai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lácio do Jabur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unh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manhã o 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é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elcíd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pírito San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í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ulo Roberto Al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na Hickman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B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etrobrá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ousia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 Milita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lob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ich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 Glob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-R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oa Vis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nnie Herbert Barros Soar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D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NOA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Zumb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diciá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ásco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é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elcídio do Amar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ciano Huck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-Teme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ostali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o Portal da Transparênc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B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exandre Bald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sa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ristian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missão Mista de Orçamen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loboNew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tock Ca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nistério da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 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úss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nix Lorenzon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ntônio Carlos Vieir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Felip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 Tribu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a Lúcia Vile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valcant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otengy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TST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ilv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issão de Éti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ouz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ime’sUp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rge Rachi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nitenciária Nelson Hungri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eceita Federal Eduardo Cerqueira Lei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pírito San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cel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ssembleia Legislativa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cel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A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ndrea Von Zube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ah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merson Wend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trobrá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enedicto Barbosa da Silva Júnio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’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omero Jucá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 —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C Toc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etrô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miári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Óscar Pére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na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ach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anspet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lob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av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V.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mpeachment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epúlveda Pertenc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atia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esley Bat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elcídio Amar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atalhão de Polícia do Exérci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rce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rancisco Santiag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drigo 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G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ssion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uriti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S$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Histó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t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ex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mentário no Jornal Eldorado da Rádio Eldorado – FM 1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irce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a Saú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o Trabalh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Roberto Barros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rei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ogério Aveli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orça do Pov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arata Fil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um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LGAMEN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edicina Nuclea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lano Re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SDB-MG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 de 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errovia Norte-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un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Herman Benja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ew Toul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eu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íntese de Indicadores Sociais: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 328 bilhõ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inz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did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sé Aníb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stituiç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h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lávio Di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Humberto Martin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na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ssociação Comerci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ribunal de Cont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elcídio do Amar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Vej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ogredi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edde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mbódromo do Anhemb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imeira Turma da Cort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upremo Tribunal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uar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rviç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uro Jardim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crosof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orqu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stiça Deflagrad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ngresso Nacio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zângela Alves Justi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as Gerai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uaruj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dson Fach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astam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ecretaria de Govern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‘interdição’ de Bendin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B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lexandre de Mora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Herman Benja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abaqua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uç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J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ldorado 10 de julh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u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arcy Alves Ferr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Herman Benja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leman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oul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Yousse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Zona Norte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trobr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nselho Nacional de \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cardo José Meirelles da Mot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ilmar Mend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endonça Fil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CJ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úss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P-SP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nas Gerai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entro de 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mero Jucá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ei de Diretrizes Orçamentária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N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urício Boscardi Gril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air Bolsona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 Tribu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ldor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rro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curadoria-Geral da Repúbl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celo Odebrech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lácio da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taim Bib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esidente da Repúblic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enedicto Barbos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nstitu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oysio Nunes Ferr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eirell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beirão Pre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rto Aleg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Zo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anin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Walter Braga Net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âmara dos Deputa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rã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xérci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teve Carel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U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mentário no Jornal Eldorado da Rádio Eldorado – FM 1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xime Hauchar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iss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esle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egislativo e Judiciári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ntonio Palocc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ernandes Rodrigu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ula S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iriu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Henrique Meirell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ori Zavasck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Que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map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 Comando do \n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una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Inquérito Policial Milita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lenan Renau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ú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egião Serrana do RJ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ibunal Superior Eleito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as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lto Paranaí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ódigo de Processo Pen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duardo Carneló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pórteres da BBC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crux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zerbaij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ob Press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uriti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laucos Lul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róquia de San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G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anto André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ie Curi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cus Vinícius Aguia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at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S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ai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‘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drigo Rio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í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oeing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ilma Roussef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ádio Olímp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irgíl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binson 4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entro Integrado de Coman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CJ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ntônio Carlos Belchio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N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lm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abalh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C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i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forta-m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boratório de Ciência da Cognição do Departamento de Fisiologia do Instituto de Biologia da U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VS-A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C-S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&amp;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romotoria paulis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CE-MT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br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ederação das Empresas de Transportes de Passageiros do Estado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ssociaç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edida Provisór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Henrique Al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rancisco Beltr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stiç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trobr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io Bidasso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G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ostali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Inácio 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 Carlos Bumla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uscaremo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aud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itóri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Vera Cruz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bkház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ripuei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qu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operativa Habitacional dos Bancários de S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sidênc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elcíd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Zona Sul de Porto Aleg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púlved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2ª Turma do Supremo Tribunal Feder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 Islâmic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residente da Repúblic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indipos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BC Paulis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lun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rimeira Turma do ST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annabis sativ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ípio Fil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órum Crimi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abemo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usina de Angra 3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 Roussef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P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B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UTRAS 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nsulta iss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ibunal Regional Federal da 4.ª Regi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udiciár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ceió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CJ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rlamen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-P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mentário no Jornal Eldorado da Rádio Eldorado – FM 1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peraç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ecre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 Tribunal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EC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ach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DB-R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av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elcíd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D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té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esa Diretor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oduto Interno Bru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mentário no Jornal Eldorado da Rádio Eldorado – FM 1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uiab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isa Letíc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 Roussef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inematograf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nB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yongyang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antást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nistério Público de S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curadoria Geral do Estado do Rio d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‘Canteir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Imagin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e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oadcast Polít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artor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Cláudio 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cel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rce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 Sarne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S$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dson Fach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ripe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estor Cuñat Cerveró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gov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amp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amarc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uriti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stiça Federal do 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érgio Luiz Duart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Hospit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í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erke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 Zoéga Coel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G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olsona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ação de \n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óru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ungman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u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ris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Vila Cidadã do Fórum Mundial da Ág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mbrae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vorad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xército brasileir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ssociação Brasileira de Jornalism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ck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anspetro Sérgio Macha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uto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ilma Roussef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ldrin Bentes Pont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IL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uccinell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vet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effer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Kuczynsk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entro de Observação Criminológica e Triagem Professo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lauc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uperintendência da Polícia Feder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ia Lúcia Guimarães Tavar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PTran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ova York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M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ede-A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edida Provisór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BC Brasi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eira de Santa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celo Bahia Odebrech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abalho e Rendimento do IBG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olíci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ldorado 2 de janeiro de 2018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ara Fleury Borg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P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ármen Lúc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evant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ob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efeitura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uperintendência de Controle de Endemia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iversida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mplexo Médico Pe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line Roberta Fagund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cretaria de Orçamen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e Campin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Carlos Trabuc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ssemblei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io Grande do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enja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ellagne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ra o Hotel Cambridg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‘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iário Oficial da Uni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stituto Lul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edes aegypti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nstituição Fede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lácio da Alvora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Zona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ix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Urugua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cedimento de Investigação Criminal do \n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‘tralhas’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hauve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reet View Googl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nas Gerai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as Gerai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mentário no Jornal Eldorado da Rádio Eldorado – FM 1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lic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uido Manteg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sse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celo Odebrech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olsona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icha Limp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olícia Civ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erman Benja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ogramas de Jornada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uperior Tribunal de 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olíci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rto Aleg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ca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ilves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nB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 Civ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lvora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ibunal de Contas da Uni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cei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mentário no Jornal Eldorado da Rádio Eldorado – FM 1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BC Brasi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S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av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M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ilma Roussef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sé Moura de Me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ter Langma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cretaria Municipal de Saú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orquato Jardi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ômu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 Roussef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ibunal Regional Eleito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curadoria-Geral da Repúbl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hiago Flore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méric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ran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gião Metropolitana do RJ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gião Metropolitana de Curiti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ocê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onte Neg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B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mérica do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erson Xavier Santa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un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entro Administrativ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eraldo Alck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YouTub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H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xérci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olari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entro-Oes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atican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entro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ordes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ó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laucos da Costamarqu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E-R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t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ão Bernar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grama Braços Abert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Zona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Zona Oes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ernando Hadda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S$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rtido dos Trabalhadores João Vaccari Ne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í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tein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rnambu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ico-Tico no Fubá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ELATÓRI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Z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etrobr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uaruj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dele Benzake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8ª Turma 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 Islâm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municaçõe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ÍDE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‘Estado Islâm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ria da Penha dos Santo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elso de Mel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DB-MG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nistério Público Fede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C Dales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duardo Costa Va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ikjavik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Área Internacional da Petrobras Nestor Cerveró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llo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Inácio 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TPB Serviços Gráfic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dna Assunção de Araúj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S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nectas Direitos Human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om Hank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urício Mendonç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át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sé Carlos Bumla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oiân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iz Marinho + ‘Desembargador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 Zaragoz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undo Partidári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gov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mitê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FI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í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llor 2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ampo Gran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uaruj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Willia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órum Brasileiro de Segurança Públ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ula Día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cretaria de \n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H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Áfr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eandro Daiel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Índice Nacional de Preç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esley Bat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esley Bat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elho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alasa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essic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aculdade de Medici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ésar Salc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tchgoye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niversidade Federal do Par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Harvard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hile Vamo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eirell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u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lan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arlos Maru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nstituto Lul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tália Fascis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mbridge Analyti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om Dia 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ols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ertenc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arne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ergma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celo Cale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red Queiro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entário no Jornal Eldorado da Rádio Eldorado – FM 107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ciano Huck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CU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imeira Tur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ulo Gordil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-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ah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isFi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C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uxel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ed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inheiro Ne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E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olm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cr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o Interio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ves Gandr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R-2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iz Carlos da Roch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âmara dos Deputa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ha atitud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evidên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ão Sebastiã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‘Meu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u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cíf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 Comissão de Constituiç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gov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premo Tribu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selh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nstituiç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asa da Moe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nistério de Governo da Bolív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í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debrech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ilma-Teme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uditório do Fóru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ibunal de Justiça de S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llin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ustavo Gued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e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esly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nstituto Lul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unh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CE-RJ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esidência da Repúblic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magin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uaruj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peração Lava Jat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roduto Interno Bru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 Distribuidora de Títulos Imobiliári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ND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olíci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Zona Sul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uracão Ir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ega-Sen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nselho Nacional de Desenvolvimento Científico e Tecnológic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smar Serragl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‘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oiá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strit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or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urqu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—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N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í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sk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lberto Tor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 Carlos Bumla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ão José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 de Mogi das Cruze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lichê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osa Web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sa Web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atafolh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nstanti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or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srae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ba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raqu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at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ssociated Pres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aurentina Francisca da Silv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ÍR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ão Lu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berlând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aron Hernande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FPB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Kuczynsk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in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ued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duardo Pa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-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-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amar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olícia Militar do 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ovesp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ois de Julh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niversidade de Chicag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í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CM Ne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nínsula da Core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drigo 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bes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rancisc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esident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Zona Oeste do Recif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stitu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triot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onto F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B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sé Luiz Casat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í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ix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ric Olse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lcaçuz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B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ibunal de 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l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evidência Municipal de 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I-Brasi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maggi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u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ibunal Regional Federal da 3ª Regi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emana San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sas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ria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aixada Fluminens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B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nselho de Éti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orças Armad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ilma Janete Vana Rousseff Linhar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imente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peração Calicut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Zara Lars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lácio do 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or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ldor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venida Paulis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Zona Leste de 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érgio Macha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a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Quinta-feira Ontem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oerge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beci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esley Bat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ntônio Fernandes Toninho Co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ent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ob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BC Brasi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arlos Geovani Ciri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orças Armad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ernando Henriqu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estival de Curitib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osinh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NC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orácio Cart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bovesp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ba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MEI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arro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rasí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mentário no Jorn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eirell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úr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laucos da CostaMarqu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io de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é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ernando Barro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lck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t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iência e a Cultu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NJ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acki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arro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rei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antíssim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Inác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DB-RJ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a Bêt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ábio Hori Yonamin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alocci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argeant Marin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S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edellí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Kim Yo-jong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sc Ipirang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ceite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hompson Flor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nstituto 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cel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ri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 senho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rk Zuckerberg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hinzo Ab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uaruj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eide Maria Ferreir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ádi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$ 45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enf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aa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ribunal Regional Fede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emmeni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cheide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dro Barus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tin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ía de Guanaba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ran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le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J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Vil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o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racat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sha Glenn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plexo do Alem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rra Mit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êmio Engenho de Comunicaç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Itaú Cultur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olív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trobr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orça Nacion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Washingto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sa Bran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erson de Mello Almad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iller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S$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resc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merican Institutes for Research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tamaraty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iz de Fo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ovaB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nselh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Edson Fach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oder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dward Snowde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 18.042.279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esidencial Antônio de Carlos Pir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efensor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oa Vis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mérica Lati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curado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&amp;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ão Alber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 Oliv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ilma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te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re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Kassab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incesa Isabe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rac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gov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cho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grej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ckm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úss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an Roch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rdem Dominican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 Aprendiz ?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M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-52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DV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etrobr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x-President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Val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ane Walk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unggye-r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ernanda Marin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âmara do DF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átr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ril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ódigo de Processo Civi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ia José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hapecoens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8ª Turma do 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Val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 15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ony Hal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T-D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S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Hospit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ent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ronteiras do Pensamen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na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b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uerra Fr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leisi Hoffman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olícia Milita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om Quixote de La Manch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zan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afael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tricia Prandin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EI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ensilvân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tônio Jorge Goular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uerra das Coreia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B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alvado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arack Oba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kip Wilkin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GBT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málgam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Isabell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urício Barros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abiano Oliv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cretaria de Administração Penitenciári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eandro Paulse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auma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mando Geral da P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trobr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uí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âme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ntonio Patrio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ikki Hale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rg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efeitu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ewswee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ei das Estatai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ique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 Público Feder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Igreja Católi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xecutiv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Karim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mpressoras 3D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uta Orient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oberto Jeffer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ouso Aleg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npowe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sé Yun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re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d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P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eorge Cloone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asíl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 Democrático de Direi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stituto Lul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hosun Ilb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le Bachele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ch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PF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ilmar Mend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be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osinh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 de Assuntos Exterior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G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liseu Padil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usuu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eino Uni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Que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G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nternacion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rançois Fill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kWh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re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Helley Abreu Bat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strit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o Planejamen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 ‘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Kremli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ão Paul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unício Oliv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ferência Episcopal Venezuelan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ulhe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óqu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ndrez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atafol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lanal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One Nation Underground: The Fallout Shelter in American Cultur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ta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ís Cláud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idel Cast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hi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rquivo Nacional dos 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orueg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H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nado Feder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ustiça Federal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as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ppl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anco Mundi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anânc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hic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ulo Freir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honatan de Jesu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ede Glob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Nat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Hafn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eu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ia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quartel de Pompé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V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ag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E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D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ord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trol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 dos Vereadore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odrigo 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ívia da Silva Montei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té Como peruan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reia do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attist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arwinia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loboNew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Kim Jong-u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raraquar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taquiting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hakespear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ço ao 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Nessas hora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raywick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n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ne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i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sé Raimundo Pita Barreto Junio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ão Paulo Ferr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z Carlos Haul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isc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orbachev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laneta Atlânti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orças Armada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ão Dor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S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arquês de Sapucaí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$ 50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w Research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ropkillaz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eddel Vieira Li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o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Ód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apoleão Ma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ova York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eputa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elo Horizon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A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oão Pedro Gebran Ne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irceu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ôn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arah Murra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África Orient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latóri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atalha de Alepp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í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icto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ohn Passimor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overn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mpo da Esperan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 frac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ei da Ficha Limp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onal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MDB-R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oraim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jan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enis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ciano Huck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el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ernando Hadda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Vara Federal de Curitib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Fachi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ia Negromont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mir Assad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G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GF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âmara dos Vereadore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ulhere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epública da Core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upremo Tribunal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stituiç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atalun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nistério do Trabalh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oiá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 Milita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rto Aleg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MJ Case Report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ilvia Massruhá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undação Vita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uerra Civi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ig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ON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nistério Público Feder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ondr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stagram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caúb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nitenciária Feminin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S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raqu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ne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ue Mi Terry - El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gência Reuter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o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d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yongyang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imon LeVa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ordes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drigo 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berto Teix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mbridg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N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br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ssembleia Legislativ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olli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Heraldo Almeida Araúj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x Tillerso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osco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rojeto Manhattan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SD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SDB-MG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X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laçõe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eino de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eeney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úcio Funa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ers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úss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idade Aler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olsa Famíli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rquidiocese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hi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ticas Públicas do Greenpeace 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at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Folha o ministr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ran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érgio 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hinzo Ab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S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V Record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Instituto Lul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oogl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BBB18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Que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esidência da Repúblic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RF-4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NP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rinthian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nselho de Seguran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naar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ecretaria-Ger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GR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strito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Natha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curadoria Geral da Repúbli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Kim Kwang-ji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IG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Luís Cláudi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nstituiçã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ee S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IG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erception and Misperception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onald 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entro Mundial de Prognósticos do The Weather Company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Sindicato do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Donald 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úcio Vieira Li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rixá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uperior Tribunal de \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rne Fra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esso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Washington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rland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ndreucci Ne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urop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ibé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cas Velos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peração Carne Fra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yongyang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pe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nistério Público Feder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oraim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Inácio Lula da 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Wil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e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Broadcas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União Soviétic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ss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PDC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TBTO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hi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âmara 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lácio do Jaburu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 do 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Zona Sul do 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amu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ukguksong-2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gress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ogo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úss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stituição de 1988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yongyang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uiz Fernando Rodrigu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ensaçã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Igrej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sé Sérgio Gabriell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DUFB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ano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elho Barr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ap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a Hora do Lanche | Dia da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Vatican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l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have da Cidad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nistér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arroc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elo Horizon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a do So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Val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LGBT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SE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driel Monteneg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o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Nísia Flore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istério da Saú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YES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oiá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Amazonino Mend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rande Fortalez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ilv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I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Victor Leonar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TF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oz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lás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Olin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rábia Saudit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Ms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bjetiv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lexand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ís Roberto Barros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brac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Teres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Instituto Lul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Age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começa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stituto Lul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Zo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erlanz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Ulchi Freedom Guardian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aulo Silvi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ookfield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ul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arcelon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iscilla de Sá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Uberlând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3º Batalhão da Polícia Militar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romotoria de Defesa Patrimônio Públic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Vandal de Verda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Austrál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un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úlio Sérgio Lop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ão Paul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iana Bagatini Chav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&amp;F.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io de Janeir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itang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Vitó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Natur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ina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olor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Helen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leiton Schenke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Facebook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Ministério do Trabalh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trada Lagoa-Barr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Obam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ia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U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eirelle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ava Jat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Anac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lme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Kanye Wes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aúd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Trump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Europ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NIT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Brigada do Exérci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leisi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re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zona Oes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Xi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asi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ntive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Síri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Justiça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Estados Unido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prem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Yuli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S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Mark Zuckerberg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nistéri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Cabra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io Pret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Bren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Cecil Thiré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Luisa Orteg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Michel Temer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reios do estado estarã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arita de Ángel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Reddit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Esplanad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onaldo Nogueir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Dudu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Fabio Giambiagi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ustiça Eleitoral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inistério Público do Estad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enúncias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Tobé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Layla Coelho Cassimir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Jéssic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enado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DDM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Machado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Silval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PSB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Joesley Batista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Pará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R$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oreia do Nort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Polícia Feder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 Acre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Dilma Rousseff'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'Caminhada da Paz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África do Su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premo Tribu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Congresso Nacional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SUV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'Rio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instituto Datafolha'</text:p>
          </table:table-cell>
          <table:table-cell office:value-type="string" calcext:value-type="string">
            <text:p>LOC</text:p>
          </table:table-cell>
        </table:table-row>
        <table:table-row table:style-name="ro1">
          <table:table-cell office:value-type="string" calcext:value-type="string">
            <text:p>'G1'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'Venezuela'</text:p>
          </table:table-cell>
          <table:table-cell office:value-type="string" calcext:value-type="string">
            <text:p>LOC</text:p>
          </table:table-cell>
        </table:table-row>
        <table:table-row table:style-name="ro1" table:visibility="filter">
          <table:table-cell table:number-columns-repeated="2"/>
        </table:table-row>
      </table:table>
      <table:named-expressions/>
      <table:database-ranges>
        <table:database-range table:name="__Anonymous_Sheet_DB__0" table:target-range-address="fake.A1:fake.B3601" table:display-filter-buttons="true" table:orientation="column">
          <table:filter>
            <table:filter-and>
              <table:filter-condition table:field-number="1" table:value="PER" table:operator="="/>
            </table:filter-and>
          </table:filter>
        </table:database-range>
        <table:database-range table:name="__Anonymous_Sheet_DB__1" table:target-range-address="true.A1:true.B360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3:59:49.867635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4:26:02.701269694</meta:creation-date>
    <meta:editing-duration>PT15M14S</meta:editing-duration>
    <meta:editing-cycles>2</meta:editing-cycles>
    <meta:generator>LibreOffice/6.0.7.3$Linux_X86_64 LibreOffice_project/00m0$Build-3</meta:generator>
    <dc:date>2020-05-22T14:26:58.720213367</dc:date>
    <meta:document-statistic meta:table-count="2" meta:cell-count="14404" meta:object-count="0"/>
  </office:meta>
</office:document-meta>
</file>